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Helper.closeSilently( Connection c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aseHelper.closeSilently( Statement stm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aseHelper.closeSilently( ResultSet 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